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50%" draw:fill="none" draw:fill-color="#729fcf" loext:fill-use-slide-background="false" draw:opacity="100%" draw:textarea-horizontal-align="justify" draw:textarea-vertical-align="middle" draw:auto-grow-height="false" fo:min-height="1.5cm" fo:min-width="4.5cm"/>
      <style:paragraph-properties style:writing-mode="lr-tb"/>
    </style:style>
    <style:style style:name="gr2" style:family="graphic" style:parent-style-name="objectwithoutfill">
      <style:graphic-properties draw:marker-end="Arrowheads_20_4" draw:marker-end-width="0.3cm" draw:fill="none" draw:textarea-vertical-align="middle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729fcf" draw:opacity="100%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729fcf" draw:opacity="100%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1.75cm" svg:x="1.75cm" svg:y="1.7cm"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5cm" svg:height="1.75cm" svg:x="8cm" svg:y="1.7cm">
          <text:p text:style-name="P3"><text:span text:style-name="T1">Set pin modes for 4-bit digital 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5cm" svg:height="1.75cm" svg:x="14cm" svg:y="1.7cm">
          <text:p text:style-name="P3"><text:span text:style-name="T1">Set trigger out channel, frequency and resolution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75cm" svg:y1="2.575cm" svg:x2="8cm" svg:y2="2.575cm" draw:start-shape="id1" draw:start-glue-point="1" draw:end-shape="id2" draw:end-glue-point="3" svg:d="M6750 2575h1250" svg:viewBox="0 0 1251 1">
          <text:p/>
        </draw:connector>
        <draw:connector draw:style-name="gr3" draw:text-style-name="P5" draw:layer="layout" svg:x1="13cm" svg:y1="2.575cm" svg:x2="14cm" svg:y2="2.575cm" draw:start-shape="id2" draw:start-glue-point="1" draw:end-shape="id3" draw:end-glue-point="3" svg:d="M13000 2575h1000" svg:viewBox="0 0 1001 1">
          <text:p/>
        </draw:connector>
        <draw:custom-shape draw:style-name="gr1" draw:text-style-name="P4" xml:id="id4" draw:id="id4" draw:layer="layout" svg:width="5cm" svg:height="1.75cm" svg:x="14cm" svg:y="4cm">
          <text:p text:style-name="P3"><text:span text:style-name="T1">Set control command channel, frequency and resolu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5cm" svg:height="1.75cm" svg:x="8cm" svg:y="4cm">
          <text:p text:style-name="P3"><text:span text:style-name="T1">Set echo pin mode and attach interru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cm" svg:height="1.75cm" svg:x="1.75cm" svg:y="6.5cm">
          <text:p text:style-name="P1">Loop</text:p>
          <draw:enhanced-geometry svg:viewBox="0 0 21600 21600" draw:type="rectangle" draw:enhanced-path="M 0 0 L 21600 0 21600 21600 0 21600 0 0 Z N"/>
        </draw:custom-shape>
        <draw:custom-shape draw:style-name="gr1" draw:text-style-name="P4" xml:id="id7" draw:id="id7" draw:layer="layout" svg:width="5cm" svg:height="1.75cm" svg:x="8cm" svg:y="6.5cm">
          <text:p text:style-name="P3"><text:span text:style-name="T1">Read digital inputs and generate 4-bit speed comman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8" draw:id="id8" draw:layer="layout" svg:width="5cm" svg:height="1.75cm" svg:x="14cm" svg:y="6.5cm">
          <text:p text:style-name="P3"><text:span text:style-name="T1">Calculate distance from echoReceive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9" draw:id="id9" draw:layer="layout" svg:width="5cm" svg:height="1.75cm" svg:x="14cm" svg:y="9cm">
          <text:p text:style-name="P3"><text:span text:style-name="T1">Set duty using formul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6.5cm" svg:y1="3.45cm" svg:x2="16.5cm" svg:y2="4cm" draw:start-shape="id3" draw:start-glue-point="2" draw:end-shape="id4" draw:end-glue-point="0" svg:d="M16500 3450v550" svg:viewBox="0 0 1 551">
          <text:p/>
        </draw:connector>
        <draw:connector draw:style-name="gr5" draw:text-style-name="P5" draw:layer="layout" svg:x1="14cm" svg:y1="4.875cm" svg:x2="13cm" svg:y2="4.875cm" draw:start-shape="id4" draw:start-glue-point="3" draw:end-shape="id5" draw:end-glue-point="1" svg:d="M14000 4875h-1000" svg:viewBox="0 0 1001 1">
          <text:p/>
        </draw:connector>
        <draw:connector draw:style-name="gr6" draw:text-style-name="P5" draw:layer="layout" svg:x1="6.75cm" svg:y1="7.375cm" svg:x2="8cm" svg:y2="7.375cm" draw:start-shape="id6" draw:start-glue-point="1" draw:end-shape="id7" draw:end-glue-point="3" svg:d="M6750 7375h1250" svg:viewBox="0 0 1251 1">
          <text:p/>
        </draw:connector>
        <draw:connector draw:style-name="gr7" draw:text-style-name="P5" draw:layer="layout" svg:x1="13cm" svg:y1="7.375cm" svg:x2="14cm" svg:y2="7.375cm" draw:start-shape="id7" draw:start-glue-point="1" draw:end-shape="id8" draw:end-glue-point="3" svg:d="M13000 7375h1000" svg:viewBox="0 0 1001 1">
          <text:p/>
        </draw:connector>
        <draw:connector draw:style-name="gr8" draw:text-style-name="P5" draw:layer="layout" svg:x1="16.5cm" svg:y1="8.25cm" svg:x2="16.5cm" svg:y2="9cm" draw:start-shape="id8" draw:start-glue-point="2" draw:end-shape="id9" draw:end-glue-point="0" svg:d="M16500 8250v750" svg:viewBox="0 0 1 751">
          <text:p/>
        </draw:connector>
        <draw:custom-shape draw:style-name="gr1" draw:text-style-name="P2" xml:id="id10" draw:id="id10" draw:layer="layout" svg:width="5cm" svg:height="1.75cm" svg:x="1.75cm" svg:y="11.75cm">
          <text:p text:style-name="P1">Interrupt</text:p>
          <text:p text:style-name="P1"><text:span text:style-name="T1">(on echo rise/fall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1" draw:id="id11" draw:layer="layout" svg:width="5cm" svg:height="1.75cm" svg:x="8cm" svg:y="11.75cm">
          <text:p text:style-name="P3"><text:span text:style-name="T1">echoIsHigh?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2" draw:id="id12" draw:layer="layout" svg:width="5cm" svg:height="1.75cm" svg:x="14cm" svg:y="11.75cm">
          <text:p text:style-name="P3"><text:span text:style-name="T1">echoHighTime = current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3" draw:id="id13" draw:layer="layout" svg:width="5cm" svg:height="1.75cm" svg:x="8cm" svg:y="14.25cm">
          <text:p text:style-name="P3"><text:span text:style-name="T1">echoReceiveTime = </text:span><text:span text:style-name="T1">currentTime - </text:span><text:span text:style-name="T1">echoHighTi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75cm" svg:y1="12.625cm" svg:x2="8cm" svg:y2="12.625cm" draw:start-shape="id10" draw:start-glue-point="1" draw:end-shape="id11" draw:end-glue-point="3" svg:d="M6750 12625h1250" svg:viewBox="0 0 1251 1">
          <text:p/>
        </draw:connector>
        <draw:connector draw:style-name="gr10" draw:text-style-name="P7" draw:layer="layout" svg:x1="13cm" svg:y1="12.625cm" svg:x2="14cm" svg:y2="12.625cm" draw:start-shape="id11" draw:start-glue-point="1" draw:end-shape="id12" draw:end-glue-point="3" svg:d="M13000 12625h1000" svg:viewBox="0 0 1001 1">
          <text:p text:style-name="P6"><text:span text:style-name="T2">Yes</text:span></text:p>
        </draw:connector>
        <draw:connector draw:style-name="gr11" draw:text-style-name="P7" draw:layer="layout" svg:x1="10.5cm" svg:y1="13.5cm" svg:x2="10.5cm" svg:y2="14.25cm" draw:start-shape="id11" draw:start-glue-point="2" draw:end-shape="id13" draw:end-glue-point="0" svg:d="M10500 13500v750" svg:viewBox="0 0 1 751">
          <text:p text:style-name="P6"><text:span text:style-name="T2">No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23:50:17.292862642</meta:creation-date>
    <dc:date>2022-09-19T00:09:49.433768440</dc:date>
    <meta:editing-duration>PT19M32S</meta:editing-duration>
    <meta:editing-cycles>2</meta:editing-cycles>
    <meta:generator>LibreOffice/7.4.0.3$Linux_X86_64 LibreOffice_project/40$Build-3</meta:generator>
    <meta:document-statistic meta:object-count="23"/>
  </office:meta>
</office:document-meta>
</file>